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Ubuntu" svg:font-family="Ubuntu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7.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text-outline="true" style:font-name="Arial" fo:font-size="40pt" style:font-size-asian="18pt" style:font-size-complex="18pt"/>
    </style:style>
    <style:style style:name="T1" style:family="text">
      <style:text-properties fo:color="#b2b2b2" style:text-outline="true" style:font-name="Arial" fo:font-size="10pt" style:font-size-asian="18pt" style:font-size-complex="18pt"/>
    </style:style>
    <style:style style:name="T2" style:family="text">
      <style:text-properties fo:color="#b2b2b2" style:text-outline="true" style:font-name="Ubuntu" fo:font-size="88pt" style:font-size-asian="18pt" style:font-size-complex="18pt"/>
    </style:style>
    <style:style style:name="T3" style:family="text">
      <style:text-properties style:text-outline="true" style:font-name="Arial" fo:font-size="22pt" style:font-size-asian="18pt" style:font-size-complex="18pt"/>
    </style:style>
    <style:style style:name="T4" style:family="text">
      <style:text-properties fo:color="#b2b2b2" style:text-outline="true" style:font-name="Ubuntu" fo:font-size="6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27.1cm" svg:height="18cm" svg:x="1.3cm" svg:y="1.5cm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Gestoría MOLDES</text:span></text:p>
            <text:p><text:span text:style-name="T3"/></text:p>
            <text:p text:style-name="P1"><text:span text:style-name="T4">Elena González Mold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Ubuntu" svg:font-family="Ubuntu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8T11:27:03.847000000</meta:creation-date>
    <dc:date>2018-03-08T12:51:29.519000000</dc:date>
    <meta:editing-duration>PT20M53S</meta:editing-duration>
    <meta:editing-cycles>4</meta:editing-cycles>
    <meta:generator>LibreOffice/6.0.1.1$Windows_X86_64 LibreOffice_project/60bfb1526849283ce2491346ed2aa51c465abfe6</meta:generator>
    <meta:document-statistic meta:object-count="1"/>
  </office:meta>
</office:document-meta>
</file>